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none" draw:fill="none" draw:textarea-vertical-align="middle" fo:min-height="0.772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0.723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1.2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0.282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solid" draw:fill-color="#ffff00" draw:shadow="hidden"/>
    </style:style>
    <style:style style:name="gr8" style:family="graphic" style:parent-style-name="standard">
      <style:graphic-properties draw:stroke="none" draw:fill="none" draw:textarea-vertical-align="middle" fo:min-height="0.829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ffff00"/>
    </style:style>
    <style:style style:name="T1" style:family="text">
      <style:text-properties fo:color="#000000" style:font-name="Arial1" fo:font-size="24pt" style:font-name-asian="Arial1" style:font-size-asian="24pt" style:font-name-complex="Arial1" style:font-size-complex="24pt"/>
    </style:style>
    <style:style style:name="T2" style:family="text">
      <style:text-properties fo:color="#000000" style:font-name="Arial1" fo:font-size="24pt" fo:background-color="#ffffff" style:font-name-asian="Arial1" style:font-size-asian="24pt" style:font-name-complex="Arial1" style:font-size-complex="24pt"/>
    </style:style>
    <style:style style:name="T3" style:family="text">
      <style:text-properties fo:color="#000000" style:font-name="Arial1" fo:font-size="18pt" fo:background-color="#ffffff" style:font-name-asian="Arial1" style:font-size-asian="18pt" style:font-name-complex="Arial1" style:font-size-complex="18pt"/>
    </style:style>
    <style:style style:name="T4" style:family="text">
      <style:text-properties fo:color="#000000" style:font-name="Arial1" fo:font-size="14pt" fo:background-color="#ffffff" style:font-name-asian="Arial1" style:font-size-asian="14pt" style:font-name-complex="Arial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3.81cm" svg:height="6.35cm" svg:x="7.234cm" svg:y="1.696cm" svg:viewBox="0 0 3811 6351" draw:points="0,6351 3811,6351 3811,0 0,0">
          <text:p/>
        </draw:polygon>
        <draw:frame draw:style-name="gr2" draw:text-style-name="P1" draw:layer="layout" svg:width="3.175cm" svg:height="1.227cm" svg:x="7.552cm" svg:y="2.007cm">
          <draw:text-box>
            <text:p text:style-name="P2"><text:span text:style-name="T1">PHT</text:span></text:p>
          </draw:text-box>
        </draw:frame>
        <draw:polyline draw:style-name="gr3" draw:text-style-name="P1" draw:layer="layout" svg:width="1.269cm" svg:height="0cm" svg:x="11.044cm" svg:y="4.236cm" svg:viewBox="0 0 1270 0" draw:points="0,0 635,0 1270,0">
          <text:p/>
        </draw:polyline>
        <draw:frame draw:style-name="gr4" draw:text-style-name="P1" draw:layer="layout" svg:width="1.667cm" svg:height="1.227cm" svg:x="0.051cm" svg:y="-0.055cm">
          <draw:text-box>
            <text:p text:style-name="P2"><text:span text:style-name="T2">PC</text:span></text:p>
          </draw:text-box>
        </draw:frame>
        <draw:frame draw:style-name="gr5" draw:text-style-name="P1" draw:layer="layout" svg:width="2.84cm" svg:height="1.482cm" svg:x="11.679cm" svg:y="3.496cm">
          <draw:text-box>
            <text:p text:style-name="P2"><text:span text:style-name="T3">T/NT</text:span></text:p>
          </draw:text-box>
        </draw:frame>
        <draw:frame draw:style-name="gr6" draw:text-style-name="P1" draw:layer="layout" svg:width="3.351cm" svg:height="0.994cm" svg:x="1.343cm" svg:y="1.199cm">
          <draw:text-box>
            <text:p text:style-name="P2"><text:span text:style-name="T3">BHT</text:span></text:p>
          </draw:text-box>
        </draw:frame>
        <draw:line draw:style-name="gr1" draw:text-style-name="P1" draw:layer="layout" svg:x1="1.44cm" svg:y1="6.141cm" svg:x2="4.615cm" svg:y2="6.141cm">
          <text:p/>
        </draw:line>
        <draw:frame draw:style-name="gr6" draw:text-style-name="P1" draw:layer="layout" svg:width="3.651cm" svg:height="0.838cm" svg:x="1.281cm" svg:y="2.547cm">
          <draw:text-box>
            <text:p text:style-name="P2"><text:span text:style-name="T4">T T NT T NT</text:span></text:p>
          </draw:text-box>
        </draw:frame>
        <draw:frame draw:style-name="gr6" draw:text-style-name="P1" draw:layer="layout" svg:width="3.651cm" svg:height="0.838cm" svg:x="1.281cm" svg:y="5.087cm">
          <draw:text-box>
            <text:p text:style-name="P2"><text:span text:style-name="T4">T T T NT NT</text:span></text:p>
          </draw:text-box>
        </draw:frame>
        <draw:frame draw:style-name="gr6" draw:text-style-name="P1" draw:layer="layout" svg:width="3.651cm" svg:height="0.838cm" svg:x="1.281cm" svg:y="6.357cm">
          <draw:text-box>
            <text:p text:style-name="P2"><text:span text:style-name="T4">NT NT T T T</text:span></text:p>
          </draw:text-box>
        </draw:frame>
        <draw:polyline draw:style-name="gr3" draw:text-style-name="P1" draw:layer="layout" svg:width="0.476cm" svg:height="3.175cm" svg:x="0.884cm" svg:y="1.061cm" svg:viewBox="0 0 477 3176" draw:points="0,0 0,3176 239,3176 477,3176">
          <text:p/>
        </draw:polyline>
        <draw:polyline draw:style-name="gr3" draw:text-style-name="P1" draw:layer="layout" svg:width="5.517cm" svg:height="4.313cm" svg:x="1.718cm" svg:y="0.559cm" svg:viewBox="0 0 5518 4314" draw:points="0,0 4486,0 4486,2157 4486,4314 5518,4314">
          <text:p/>
        </draw:polyline>
        <draw:g>
          <draw:polygon draw:style-name="gr7" draw:text-style-name="P3" draw:layer="layout" svg:width="3.016cm" svg:height="1.111cm" svg:x="1.519cm" svg:y="3.681cm" svg:viewBox="0 0 3017 1112" draw:points="0,1112 3017,1112 3017,0 0,0">
            <text:p/>
          </draw:polygon>
          <draw:frame draw:style-name="gr8" draw:text-style-name="P1" draw:layer="layout" svg:width="3.016cm" svg:height="1.111cm" svg:x="1.519cm" svg:y="3.681cm">
            <draw:text-box>
              <text:p text:style-name="P2"><text:span text:style-name="T4">NT T T T T </text:span></text:p>
            </draw:text-box>
          </draw:frame>
        </draw:g>
        <draw:polygon draw:style-name="gr1" draw:text-style-name="P1" draw:layer="layout" svg:width="3.175cm" svg:height="5.08cm" svg:x="1.44cm" svg:y="2.331cm" svg:viewBox="0 0 3176 5081" draw:points="0,5081 3176,5081 3176,0 0,0">
          <text:p/>
        </draw:polygon>
        <draw:line draw:style-name="gr1" draw:text-style-name="P1" draw:layer="layout" svg:x1="1.44cm" svg:y1="3.601cm" svg:x2="4.615cm" svg:y2="3.601cm">
          <text:p/>
        </draw:line>
        <draw:line draw:style-name="gr1" draw:text-style-name="P1" draw:layer="layout" svg:x1="1.44cm" svg:y1="4.871cm" svg:x2="4.615cm" svg:y2="4.871cm">
          <text:p/>
        </draw:line>
        <draw:line draw:style-name="gr3" draw:text-style-name="P1" draw:layer="layout" svg:x1="4.694cm" svg:y1="4.236cm" svg:x2="6.202cm" svg:y2="4.2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57cm" fo:page-height="8.06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Linux_X86_64 LibreOffice_project/8f96e87c890bf8fa77463cd4b640a2312823f3ad</meta:generator>
    <meta:document-statistic meta:object-count="19"/>
  </office:meta>
</office:document-meta>
</file>